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7B4E00002E9E88B39886.svm" manifest:media-type=""/>
  <manifest:file-entry manifest:full-path="Pictures/20000009000046E700003717BCB21ADF.svm" manifest:media-type=""/>
  <manifest:file-entry manifest:full-path="Pictures/2000000900004A36000023C462E65336.svm" manifest:media-type=""/>
  <manifest:file-entry manifest:full-path="Pictures/2000000900003855000031684E03FFC8.svm" manifest:media-type=""/>
  <manifest:file-entry manifest:full-path="Pictures/2000000900005FB500001F037CB158C7.svm" manifest:media-type=""/>
  <manifest:file-entry manifest:full-path="Pictures/200000090000603A000024483874C604.svm" manifest:media-type=""/>
  <manifest:file-entry manifest:full-path="Pictures/200000090000458F00003F76AF3F93BE.svm" manifest:media-type=""/>
  <manifest:file-entry manifest:full-path="Pictures/20000009000054F60000578B57819181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/>
      <style:text-properties officeooo:rsid="0009b51c" officeooo:paragraph-rsid="0009b51c"/>
    </style:style>
    <style:style style:name="P2" style:family="paragraph" style:parent-style-name="Text_20_body">
      <style:paragraph-properties fo:text-align="justify" style:justify-single-word="false"/>
      <style:text-properties officeooo:rsid="000a21f3" officeooo:paragraph-rsid="000a21f3"/>
    </style:style>
    <style:style style:name="P3" style:family="paragraph" style:parent-style-name="Text_20_body">
      <style:text-properties officeooo:rsid="000c156b" officeooo:paragraph-rsid="000c156b"/>
    </style:style>
    <style:style style:name="P4" style:family="paragraph" style:parent-style-name="Text_20_body">
      <style:paragraph-properties fo:text-align="justify" style:justify-single-word="false"/>
      <style:text-properties officeooo:rsid="000c156b" officeooo:paragraph-rsid="000c156b"/>
    </style:style>
    <style:style style:name="P5" style:family="paragraph" style:parent-style-name="Text_20_body">
      <style:text-properties officeooo:rsid="000c156b" officeooo:paragraph-rsid="000fc552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officeooo:paragraph-rsid="0009b51c"/>
    </style:style>
    <style:style style:name="P8" style:family="paragraph" style:parent-style-name="Text_20_body">
      <style:paragraph-properties fo:text-align="justify" style:justify-single-word="false"/>
      <style:text-properties officeooo:paragraph-rsid="000a21f3"/>
    </style:style>
    <style:style style:name="P9" style:family="paragraph" style:parent-style-name="Text_20_body">
      <style:text-properties officeooo:paragraph-rsid="000fc552"/>
    </style:style>
    <style:style style:name="P10" style:family="paragraph" style:parent-style-name="Text_20_body">
      <style:text-properties fo:font-weight="bold" officeooo:rsid="0010cadf" officeooo:paragraph-rsid="0010cadf" style:font-weight-asian="bold" style:font-weight-complex="bold"/>
    </style:style>
    <style:style style:name="P11" style:family="paragraph" style:parent-style-name="Text_20_body">
      <style:text-properties fo:font-weight="bold" officeooo:rsid="00119990" officeooo:paragraph-rsid="00119990" style:font-weight-asian="bold" style:font-weight-complex="bold"/>
    </style:style>
    <style:style style:name="P12" style:family="paragraph" style:parent-style-name="Text_20_body">
      <style:text-properties officeooo:rsid="00119990" officeooo:paragraph-rsid="00119990"/>
    </style:style>
    <style:style style:name="P13" style:family="paragraph" style:parent-style-name="Text_20_body" style:list-style-name="L3">
      <style:text-properties officeooo:rsid="00119990" officeooo:paragraph-rsid="00119990"/>
    </style:style>
    <style:style style:name="P14" style:family="paragraph" style:parent-style-name="Text_20_body">
      <style:text-properties fo:font-weight="normal" officeooo:rsid="00119990" officeooo:paragraph-rsid="00127432" style:font-weight-asian="normal" style:font-weight-complex="normal"/>
    </style:style>
    <style:style style:name="P15" style:family="paragraph" style:parent-style-name="Text_20_body">
      <style:text-properties fo:font-style="italic" fo:font-weight="normal" officeooo:rsid="00127432" officeooo:paragraph-rsid="00127432" style:font-style-asian="italic" style:font-weight-asian="normal" style:font-style-complex="italic" style:font-weight-complex="normal"/>
    </style:style>
    <style:style style:name="P16" style:family="paragraph" style:parent-style-name="Heading_20_1">
      <style:paragraph-properties fo:text-align="justify" style:justify-single-word="false"/>
    </style:style>
    <style:style style:name="P17" style:family="paragraph" style:parent-style-name="Heading_20_2">
      <style:paragraph-properties fo:text-align="justify" style:justify-single-word="false"/>
      <style:text-properties officeooo:rsid="0009b51c" officeooo:paragraph-rsid="0009b51c"/>
    </style:style>
    <style:style style:name="P18" style:family="paragraph" style:parent-style-name="Heading_20_2">
      <style:paragraph-properties fo:text-align="justify" style:justify-single-word="false"/>
      <style:text-properties officeooo:rsid="000a21f3" officeooo:paragraph-rsid="000a21f3"/>
    </style:style>
    <style:style style:name="P19" style:family="paragraph" style:parent-style-name="Heading_20_2">
      <style:paragraph-properties fo:text-align="justify" style:justify-single-word="false"/>
    </style:style>
    <style:style style:name="P20" style:family="paragraph" style:parent-style-name="Heading_20_2">
      <style:text-properties officeooo:paragraph-rsid="000c156b"/>
    </style:style>
    <style:style style:name="P21" style:family="paragraph" style:parent-style-name="Heading_20_2">
      <style:text-properties officeooo:rsid="00119990" officeooo:paragraph-rsid="00119990"/>
    </style:style>
    <style:style style:name="T1" style:family="text">
      <style:text-properties officeooo:rsid="0009b51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a21f3"/>
    </style:style>
    <style:style style:name="T4" style:family="text">
      <style:text-properties officeooo:rsid="000a21f3"/>
    </style:style>
    <style:style style:name="T5" style:family="text">
      <style:text-properties officeooo:rsid="000c156b"/>
    </style:style>
    <style:style style:name="T6" style:family="text">
      <style:text-properties officeooo:rsid="000fc552"/>
    </style:style>
    <style:style style:name="T7" style:family="text">
      <style:text-properties officeooo:rsid="0010cad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27432"/>
    </style:style>
    <style:style style:name="T10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Museu da Fauna e Flora</text:h>
      <text:h text:style-name="P16" text:outline-level="1">Manual de Instalação e Configuração do Portal</text:h>
      <text:p text:style-name="P6"/>
      <text:h text:style-name="P19" text:outline-level="2">Apresentação</text:h>
      <text:p text:style-name="P6"><text:tab/><text:span text:style-name="T1">A seguir serão destacados todos os passos para instalação e configuração do sistema do Museu da Fauna e Flora.</text:span></text:p>
      <text:h text:style-name="P17" text:outline-level="2">Softwares Nescessários</text:h>
      <text:list xml:id="list2835820393073032466" text:style-name="L1">
        <text:list-header>
          <text:p text:style-name="P1">Banco de Dados - <text:span text:style-name="T2">PostgreSQL</text:span> <text:s/>- <text:a xlink:type="simple" xlink:href="http://www.postgresql.org/download/">http://www.postgresql.org/download/</text:a></text:p>
        </text:list-header>
      </text:list>
      <text:p text:style-name="P7"><text:tab/><text:span text:style-name="T1">Servidor de Aplicação Web – Glassfish 4 - </text:span><text:a xlink:type="simple" xlink:href="https://glassfish.java.net/download.html"><text:span text:style-name="T1">https://glassfish.java.net/download.html</text:span></text:a></text:p>
      <text:h text:style-name="P18" text:outline-level="2">Serviços Externos Nescessários</text:h>
      <text:p text:style-name="P6"><text:s/><text:tab/><text:span text:style-name="T4">O portal do museu da fauna e flora utiliza serviços externos para armazenamento de dados – Acervo da Fauna e Flora e conteúdo das páginas, são eles:</text:span></text:p>
      <text:p text:style-name="P8"><text:tab/><text:span text:style-name="T4">Memória Virtual – Armazenamento do acervo de fauna e flora do portal.</text:span></text:p>
      <text:p text:style-name="P8"><text:tab/><text:span text:style-name="T4">Wordpress + Plugin Web Service – Armazenamento conteúdo páginas.</text:span></text:p>
      <text:p text:style-name="P2">Instalação de ambos sistemas encontram em anexo no final deste manual.</text:p>
      <text:p text:style-name="P2"/>
      <text:h text:style-name="P18" text:outline-level="2">Instalação PostgreSQL</text:h>
      <text:p text:style-name="P8"><text:tab/><text:span text:style-name="T4">Faço o download de uma versão compativel do servidor de banco de dados PostgreSQL com a máquina a ser instalado, uma dica, se possui máquina com uma distribuição Linux, a instalação pode ser feita atráves do repositório de softwares.</text:span></text:p>
      <text:p text:style-name="P8"><text:tab/><text:span text:style-name="T4">Após a instalação crie o banco de dados que será usado pelo portal.</text:span></text:p>
      <text:p text:style-name="P8"><text:tab/><text:span text:style-name="T3">Pela linha de comando:</text:span><text:span text:style-name="T4"> para acessar o psql (software padrão para execução de comandos no postgres) é preciso acessar o usuario Postgres criado na maquina com o comando: sudo su Postgress</text:span></text:p>
      <text:p text:style-name="P2">, estando como usuario Postgres entre com o comando psql, e em seguida "Create database &lt;nome&gt;", ao criar o banco conecte-se a ele com o comando "\connect &lt;nome&gt;" e execute o<text:span text:style-name="T5">s</text:span> script<text:span text:style-name="T5">s</text:span> de criação do banco "createDDL.sql" e "insert.sql".</text:p>
      <text:p text:style-name="P8"><text:tab/><text:span text:style-name="T3">Pela interface gráfica</text:span><text:span text:style-name="T4">: abra pgAdmin, selecione o servidor de banco de dados local, "PostgreSQL 9.X (x64/x86) localhost:5432", em database com o botão direito, selecione "New Database..." e em seguida crie o banco com um nome de sua preferência.</text:span></text:p>
      <text:p text:style-name="P8"><draw:frame draw:style-name="fr1" draw:name="Imagem1" text:anchor-type="paragraph" svg:width="13.783cm" svg:height="12.793cm" draw:z-index="0"><draw:image xlink:href="Pictures/20000009000054F60000578B57819181.svm" xlink:type="simple" xlink:show="embed" xlink:actuate="onLoad"/></draw:frame><text:soft-page-break/></text:p>
      <text:p text:style-name="P4">Para execução dos scripts, selecione o banco de dados criado e em seguida a opção na barra de ferramentas "execute arbitry sql queries" <text:span text:style-name="T4">e execute o</text:span>s<text:span text:style-name="T4"> script</text:span>s<text:span text:style-name="T4"> de criação do banco "createDDL.sql" e "insert.sql".</text:span></text:p>
      <text:h text:style-name="P20" text:outline-level="2"><text:span text:style-name="T5">Instalação e configuração do Glassfish</text:span></text:h>
      <text:p text:style-name="P9"><text:tab/><text:span text:style-name="T5">Faça o download e instalação do servidor web na máquina. </text:span></text:p>
      <text:p text:style-name="P9"><text:span text:style-name="T5"><text:tab/>Em seguida faço o download (</text:span><text:a xlink:type="simple" xlink:href="http://jdbc.postgresql.org/download/postgresql-9.3-1102.jdbc41.jar"><text:span text:style-name="T5">http://jdbc.postgresql.org/download/postgresql-9.3-1102.jdbc41.jar</text:span></text:a><text:span text:style-name="T5">) do driver de conexão com o banco de dados Postgres e coloque no diretório:</text:span></text:p>
      <text:p text:style-name="P3">...glassfish4\glassfish\domains\domain1\lib\ext</text:p>
      <text:p text:style-name="P3"><text:tab/><text:span text:style-name="T6">Para iniciar o servidor de aplicação execute o "asadmin" do glassfish no diretório:</text:span></text:p>
      <text:p text:style-name="P5">...glassfish4\<text:span text:style-name="T6">bin</text:span></text:p>
      <text:p text:style-name="P5"><text:tab/><text:span text:style-name="T6">Dentro do asadmin digite o comando "start-domain", ele irá iniciar o domain padrão do glassfish (domain1).</text:span></text:p>
      <text:p text:style-name="P10">Configurando conexão com banco de dados:</text:p>
      <text:p text:style-name="P5"><text:tab/><text:span text:style-name="T6">Entre na interface de administração do glassfish no browser (localhost:4848, ou endereco_da_maquina:4848)</text:span></text:p>
      <text:p text:style-name="P5"><text:tab/><text:span text:style-name="T7">Na interface va em JDBC &gt; JDBC Conections Pools</text:span></text:p>
      <text:p text:style-name="P12"><draw:frame draw:style-name="fr2" draw:name="Imagem2" text:anchor-type="paragraph" svg:width="17cm" svg:height="15.51cm" draw:z-index="1"><draw:image xlink:href="Pictures/200000090000458F00003F76AF3F93BE.svm" xlink:type="simple" xlink:show="embed" xlink:actuate="onLoad"/></draw:frame><draw:frame draw:style-name="fr3" draw:name="Imagem4" text:anchor-type="paragraph" svg:width="17cm" svg:height="6.41cm" draw:z-index="3"><draw:image xlink:href="Pictures/200000090000603A000024483874C604.svm" xlink:type="simple" xlink:show="embed" xlink:actuate="onLoad"/></draw:frame><text:soft-page-break/>Selecione a opção "New..." e Preencha com os dados</text:p>
      <text:p text:style-name="P12"><draw:frame draw:style-name="fr3" draw:name="Imagem3" text:anchor-type="paragraph" svg:width="17cm" svg:height="8.192cm" draw:z-index="2"><draw:image xlink:href="Pictures/2000000900004A36000023C462E65336.svm" xlink:type="simple" xlink:show="embed" xlink:actuate="onLoad"/></draw:frame>Clique em "em next". Na próxima tela preencha com as seguintes propiedades.</text:p>
      <text:list xml:id="list2451345900788107587" text:style-name="L3">
        <text:list-item>
          <text:p text:style-name="P13"><draw:frame draw:style-name="fr2" draw:name="Imagem5" text:anchor-type="paragraph" svg:width="17cm" svg:height="6.41cm" draw:z-index="4"><draw:image xlink:href="Pictures/2000000900005FB500001F037CB158C7.svm" xlink:type="simple" xlink:show="embed" xlink:actuate="onLoad"/></draw:frame><text:soft-page-break/>portNumber: porta de conexão com o banco, padrão: 5432</text:p>
        </text:list-item>
        <text:list-item>
          <text:p text:style-name="P13">databaseName: nome do banco de dados criado no postgreSQL</text:p>
        </text:list-item>
        <text:list-item>
          <text:p text:style-name="P13">servername: ip da maquina que se encontra instalado o servidor do banco de dados</text:p>
        </text:list-item>
        <text:list-item>
          <text:p text:style-name="P13">user: usuario do banco</text:p>
        </text:list-item>
        <text:list-item>
          <text:p text:style-name="P13">password: senha de acesso do usuario</text:p>
        </text:list-item>
      </text:list>
      <text:p text:style-name="P12">Se houver propiedas a mais, remova-as.</text:p>
      <text:p text:style-name="P12">Com a conexão criada, para testar a conectividade, pode ser feito um "ping" ao banco assim que a conexão tiver sido criada.</text:p>
      <text:p text:style-name="P12"><draw:frame draw:style-name="fr3" draw:name="Imagem6" text:anchor-type="paragraph" svg:width="17cm" svg:height="13.208cm" draw:z-index="5"><draw:image xlink:href="Pictures/20000009000046E700003717BCB21ADF.svm" xlink:type="simple" xlink:show="embed" xlink:actuate="onLoad"/></draw:frame></text:p>
      <text:p text:style-name="P12"><text:soft-page-break/>Após a criação da conexão, deve-se criar um resource para o Portal acessa-la.</text:p>
      <text:p text:style-name="P12"><draw:frame draw:style-name="fr4" draw:name="Imagem7" text:anchor-type="paragraph" svg:width="14.422cm" svg:height="12.649cm" draw:z-index="6"><draw:image xlink:href="Pictures/2000000900003855000031684E03FFC8.svm" xlink:type="simple" xlink:show="embed" xlink:actuate="onLoad"/></draw:frame>Vá em JDBC &gt; JDBC Resources e selecione a opção "New..."</text:p>
      <text:p text:style-name="P12">Preencha o nome do resource com "jdbc/museu". E selecione a "Pool name" a conexão que você acabou de criar.</text:p>
      <text:p text:style-name="P12">Nota: nesta etapa o resource tem que seguir exatamente este nome, pois é o recurso experado pela aplicação.</text:p>
      <text:p text:style-name="P12"><draw:frame draw:style-name="fr3" draw:name="Imagem8" text:anchor-type="paragraph" svg:width="17cm" svg:height="6.426cm" draw:z-index="7"><draw:image xlink:href="Pictures/2000000900007B4E00002E9E88B39886.svm" xlink:type="simple" xlink:show="embed" xlink:actuate="onLoad"/></draw:frame></text:p>
      <text:p text:style-name="P12"/>
      <text:p text:style-name="P12"/>
      <text:p text:style-name="P12"/>
      <text:p text:style-name="P11"><text:soft-page-break/>Alterando porta do servidor <text:span text:style-name="T9">8080 para 80:</text:span></text:p>
      <text:p text:style-name="P14"><text:tab/><text:span text:style-name="T9">Abra o arquivo domain.xml no diretório:</text:span></text:p>
      <text:p text:style-name="P14">...<text:span text:style-name="T9">glassfish4\glassfish\domains\domain1\config</text:span></text:p>
      <text:p text:style-name="P14"><text:tab/><text:span text:style-name="T9">Altere a propiedade "port" da seguinte linha: port="8080" para port="80"</text:span></text:p>
      <text:p text:style-name="P15">&lt;network-listener port="80" protocol="http-listener-1" transport="tcp" name="http-listener-1" thread-pool="http-thread-pool"&gt;&lt;/network-listener&gt;</text:p>
      <text:p text:style-name="P15"><text:tab/><text:span text:style-name="T10">Requer reinicialização do servidor.</text:span></text:p>
      <text:p text:style-name="P11"><text:tab/></text:p>
      <text:p text:style-name="P11">Otimização da JVM:</text:p>
      <text:p text:style-name="P11"><text:tab/><text:span text:style-name="T8">Em anexo ao manual encontra-se umas dicas como otimizar a execução do glassfish.</text:span></text:p>
      <text:p text:style-name="P12"/>
      <text:h text:style-name="P21" text:outline-level="2">Instalação do Portal</text:h>
      <text:p text:style-name="P12"><text:tab/>Após a configuração do banco de dados e servidor de aplicação, pode ser instalada 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3.3$Windows_x86 LibreOffice_project/882f8a0a489bc99a9e60c7905a60226254cb6ff0</meta:generator>
    <dc:date>2014-10-30T13:22:15.328000000</dc:date>
    <meta:document-statistic meta:table-count="0" meta:image-count="8" meta:object-count="0" meta:page-count="6" meta:paragraph-count="53" meta:word-count="629" meta:character-count="4139" meta:non-whitespace-character-count="3546"/>
    <meta:user-defined meta:name="Info 1"/>
    <meta:user-defined meta:name="Info 2"/>
    <meta:user-defined meta:name="Info 3"/>
    <meta:user-defined meta:name="Info 4"/>
  </office:meta>
</office:document-meta>
</file>